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cm" table:align="margins" style:shadow="none" style:may-break-between-rows="true" table:border-model="collapsing"/>
    </style:style>
    <style:style style:name="表格1.A" style:family="table-column">
      <style:table-column-properties style:column-width="4.494cm" style:rel-column-width="2550*"/>
    </style:style>
    <style:style style:name="表格1.B" style:family="table-column">
      <style:table-column-properties style:column-width="4.302cm" style:rel-column-width="2441*"/>
    </style:style>
    <style:style style:name="表格1.C" style:family="table-column">
      <style:table-column-properties style:column-width="8.204cm" style:rel-column-width="4654*"/>
    </style:style>
    <style:style style:name="表格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表格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表格1.3" style:family="table-row">
      <style:table-row-properties fo:keep-together="auto"/>
    </style:style>
    <style:style style:name="表格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Droid Sans" fo:font-size="10.5pt" officeooo:rsid="001af96b" officeooo:paragraph-rsid="001af96b" style:font-size-asian="10.5pt" style:font-size-complex="10.5pt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roid Sans" fo:font-size="10.5pt" fo:font-style="normal" fo:text-shadow="none" style:text-underline-style="none" fo:font-weight="normal" officeooo:rsid="000effda" officeooo:paragraph-rsid="000effda" style:font-name-asian="DejaVu Sans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roid Sans" fo:font-size="10.5pt" fo:font-style="normal" fo:text-shadow="none" style:text-underline-style="none" fo:font-weight="normal" officeooo:rsid="000a7f79" officeooo:paragraph-rsid="000a7f79" style:font-name-asian="DejaVu Sans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ff0000" loext:opacity="100%" style:text-outline="false" style:text-line-through-style="none" style:text-line-through-type="none" style:font-name="Droid Sans" fo:font-size="10.5pt" fo:font-style="normal" fo:text-shadow="none" style:text-underline-style="none" fo:font-weight="normal" officeooo:rsid="000c4b3a" officeooo:paragraph-rsid="000c4b3a" style:font-name-asian="DejaVu Sans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roid Sans" fo:font-size="10.5pt" fo:font-style="normal" fo:text-shadow="none" style:text-underline-style="none" fo:font-weight="normal" officeooo:rsid="000c4b3a" officeooo:paragraph-rsid="000c4b3a" style:font-name-asian="DejaVu Sans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roid Sans" fo:font-size="10.5pt" fo:font-style="normal" fo:text-shadow="none" style:text-underline-style="none" fo:font-weight="normal" officeooo:rsid="000de5e6" officeooo:paragraph-rsid="000de5e6" style:font-name-asian="DejaVu Sans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/>
      <style:text-properties fo:color="#ff0000" loext:opacity="100%" style:text-outline="false" style:text-line-through-style="none" style:text-line-through-type="none" style:font-name="Droid Sans" fo:font-size="10.5pt" fo:font-style="normal" fo:text-shadow="none" style:text-underline-style="none" fo:font-weight="normal" officeooo:rsid="000de5e6" officeooo:paragraph-rsid="000de5e6" style:font-name-asian="DejaVu Sans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roid Sans" fo:font-size="10.5pt" fo:font-style="normal" fo:text-shadow="none" style:text-underline-style="none" fo:font-weight="normal" officeooo:rsid="000ec9ce" officeooo:paragraph-rsid="000ec9ce" style:font-name-asian="DejaVu Sans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Droid Sans" fo:font-size="10.5pt" fo:font-style="normal" fo:text-shadow="none" style:text-underline-style="none" fo:font-weight="normal" officeooo:rsid="000ec9ce" officeooo:paragraph-rsid="000ec9ce" style:font-name-asian="DejaVu Sans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roid Sans" fo:font-size="10.5pt" fo:font-style="normal" fo:text-shadow="none" style:text-underline-style="none" fo:font-weight="normal" officeooo:rsid="00158e52" officeooo:paragraph-rsid="00158e52" style:font-name-asian="DejaVu Sans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ff0000" loext:opacity="100%" style:text-outline="false" style:text-line-through-style="none" style:text-line-through-type="none" style:font-name="Droid Sans" fo:font-size="10.5pt" fo:font-style="normal" fo:text-shadow="none" style:text-underline-style="none" fo:font-weight="normal" officeooo:rsid="00158e52" officeooo:paragraph-rsid="00158e52" style:font-name-asian="DejaVu Sans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Droid Sans" fo:font-size="10.5pt" fo:font-style="normal" fo:text-shadow="none" style:text-underline-style="none" fo:font-weight="normal" officeooo:rsid="0017798a" officeooo:paragraph-rsid="0017798a" style:font-name-asian="DejaVu Sans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Droid Sans" fo:font-size="10.5pt" fo:font-style="normal" fo:text-shadow="none" style:text-underline-style="none" fo:font-weight="bold" officeooo:rsid="0017798a" officeooo:paragraph-rsid="0017798a" style:font-name-asian="DejaVu Sans" style:font-size-asian="10.5pt" style:font-style-asian="normal" style:font-weight-asian="bold" style:font-size-complex="10.5pt" style:font-style-complex="normal" style:font-weight-complex="bold" style:text-overline-style="none" style:text-overline-color="font-color"/>
    </style:style>
    <style:style style:name="P14" style:family="paragraph" style:parent-style-name="Standard">
      <style:text-properties style:font-name="Droid Sans" fo:font-size="10.5pt" style:font-size-asian="10.5pt" style:font-size-complex="10.5pt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officeooo:rsid="000a7f79"/>
    </style:style>
    <style:style style:name="T3" style:family="text">
      <style:text-properties officeooo:rsid="000c4b3a"/>
    </style:style>
    <style:style style:name="T4" style:family="text">
      <style:text-properties officeooo:rsid="000effda"/>
    </style:style>
    <style:style style:name="T5" style:family="text">
      <style:text-properties fo:color="#00a933" loext:opacity="100%" fo:font-weight="bold" officeooo:rsid="000ec9ce" style:font-weight-asian="bold" style:font-weight-complex="bold"/>
    </style:style>
    <style:style style:name="T6" style:family="text">
      <style:text-properties officeooo:rsid="000ec9ce"/>
    </style:style>
    <style:style style:name="T7" style:family="text">
      <style:text-properties officeooo:rsid="00145631"/>
    </style:style>
    <style:style style:name="T8" style:family="text">
      <style:text-properties fo:color="#ff0000" loext:opacity="100%" fo:font-weight="bold" officeooo:rsid="0012570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dure: on Follow</text:p>
      <table:table table:name="表格1" table:style-name="表格1" table:template-name="Default Style">
        <table:table-column table:style-name="表格1.A"/>
        <table:table-column table:style-name="表格1.B"/>
        <table:table-column table:style-name="表格1.C"/>
        <table:table-row>
          <table:table-cell table:style-name="表格1.A1" table:number-columns-spanned="3" office:value-type="string">
            <text:p text:style-name="P2"><text:span text:style-name="T1">ENTRY</text:span>: <text:span text:style-name="T2">received Follow request</text:span></text:p>
            <text:p text:style-name="P3"><text:span text:style-name="T3">process:</text:span> <text:span text:style-name="T4">do</text:span> basic formal check, put to database</text:p>
            <text:p text:style-name="P3"/>
            <text:p text:style-name="P4">after: status-&gt;(created)</text:p>
          </table:table-cell>
          <table:covered-table-cell/>
          <table:covered-table-cell/>
        </table:table-row>
        <table:table-row>
          <table:table-cell table:style-name="表格1.A2" table:number-columns-spanned="3" office:value-type="string">
            <text:p text:style-name="P5"><text:span text:style-name="T5">ENTRY</text:span>: status <text:span text:style-name="T6">==</text:span> (created)</text:p>
            <text:p text:style-name="P5">process: load any necessary info required to assist decision, save them to database.</text:p>
            <text:p text:style-name="P5"/>
            <text:p text:style-name="P4">after: status-&gt;deciding</text:p>
          </table:table-cell>
          <table:covered-table-cell/>
          <table:covered-table-cell/>
        </table:table-row>
        <table:table-row table:style-name="表格1.3">
          <table:table-cell table:style-name="表格1.A2" table:number-columns-spanned="3" office:value-type="string">
            <text:p text:style-name="P5"><text:span text:style-name="T5">ENTRY</text:span>: status <text:span text:style-name="T6">==</text:span> deciding</text:p>
            <text:p text:style-name="P5">process: if auto decision applies?</text:p>
          </table:table-cell>
          <table:covered-table-cell/>
          <table:covered-table-cell/>
        </table:table-row>
        <table:table-row>
          <table:table-cell table:style-name="表格1.A4" table:number-columns-spanned="2" office:value-type="string">
            <text:p text:style-name="P5">auto decision applies.</text:p>
            <text:p text:style-name="P5"><text:span text:style-name="T7">decision </text:span>result?</text:p>
          </table:table-cell>
          <table:covered-table-cell/>
          <table:table-cell table:style-name="表格1.A2" office:value-type="string">
            <text:p text:style-name="P6">auto decision does not apply</text:p>
            <text:p text:style-name="P7">after: status-&gt;pending-approval</text:p>
          </table:table-cell>
        </table:table-row>
        <table:table-row>
          <table:table-cell table:style-name="表格1.A4" office:value-type="string">
            <text:p text:style-name="P5">result <text:span text:style-name="T7">==</text:span> accept</text:p>
            <text:p text:style-name="P5"/>
            <text:p text:style-name="P4">after: status-&gt;accepted</text:p>
          </table:table-cell>
          <table:table-cell table:style-name="表格1.A4" office:value-type="string">
            <text:p text:style-name="P5">result <text:span text:style-name="T7">==</text:span> reject</text:p>
            <text:p text:style-name="P5"/>
            <text:p text:style-name="P4">after: status-&gt;rejected</text:p>
          </table:table-cell>
          <table:table-cell table:style-name="表格1.A2" office:value-type="string">
            <text:p text:style-name="P8"><text:span text:style-name="T1">ENTRY</text:span>: status == pending-approval</text:p>
            <text:p text:style-name="P8"/>
            <text:p text:style-name="P9"><text:span text:style-name="T8">EXIT</text:span>: stop (wait for human intervention)</text:p>
          </table:table-cell>
        </table:table-row>
        <table:table-row table:style-name="表格1.3">
          <table:table-cell table:style-name="表格1.A2" table:number-columns-spanned="3" office:value-type="string">
            <text:p text:style-name="P10"><text:span text:style-name="T1">ENTRY</text:span>: status == accepted | rejected</text:p>
          </table:table-cell>
          <table:covered-table-cell/>
          <table:covered-table-cell/>
        </table:table-row>
        <table:table-row table:style-name="表格1.3">
          <table:table-cell table:style-name="表格1.A4" table:number-columns-spanned="2" office:value-type="string">
            <text:p text:style-name="P10">status == accepted</text:p>
            <text:p text:style-name="P10">process: send Accept activity</text:p>
            <text:p text:style-name="P11">after: status-&gt;(finished)</text:p>
          </table:table-cell>
          <table:covered-table-cell/>
          <table:table-cell table:style-name="表格1.A2" office:value-type="string">
            <text:p text:style-name="P10">status == rejected</text:p>
            <text:p text:style-name="P10">process: send Reject activity</text:p>
            <text:p text:style-name="P11">after: status-&gt;(finished)</text:p>
          </table:table-cell>
        </table:table-row>
        <table:table-row table:style-name="表格1.3">
          <table:table-cell table:style-name="表格1.A2" table:number-columns-spanned="3" office:value-type="string">
            <text:p text:style-name="P12"><text:span text:style-name="T1">ENTRY</text:span>: status == (finished)</text:p>
            <text:p text:style-name="P12">process: Record this event in user's notification area. Delete this record from processing queue.</text:p>
            <text:p text:style-name="P13">EXIT</text:p>
          </table:table-cell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adornments="标准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Noto Sans" fo:font-family="'Noto Sans'" style:font-style-name="标准" style:font-family-generic="swiss" style:font-pitch="variable" fo:font-size="10.5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4T04:29:31.790363222</meta:creation-date>
    <dc:date>2025-05-14T05:07:28.625579876</dc:date>
    <meta:editing-duration>PT27M24S</meta:editing-duration>
    <meta:editing-cycles>15</meta:editing-cycles>
    <meta:generator>LibreOffice/25.2.3.2$Linux_X86_64 LibreOffice_project/520$Build-2</meta:generator>
    <meta:document-statistic meta:table-count="1" meta:image-count="0" meta:object-count="0" meta:page-count="1" meta:paragraph-count="29" meta:word-count="120" meta:character-count="869" meta:non-whitespace-character-count="778"/>
  </office:meta>
</office:document-meta>
</file>